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80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7.83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size-asian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5.401cm" svg:y1="10.8cm" svg:x2="9.401cm" svg:y2="16.8cm">
          <text:p/>
        </draw:line>
        <draw:line draw:style-name="gr1" draw:text-style-name="P1" draw:layer="layout" svg:x1="15.401cm" svg:y1="10.8cm" svg:x2="17.901cm" svg:y2="16.8cm">
          <text:p/>
        </draw:line>
        <draw:line draw:style-name="gr1" draw:text-style-name="P1" draw:layer="layout" svg:x1="9.401cm" svg:y1="16.8cm" svg:x2="17.901cm" svg:y2="16.8cm">
          <text:p/>
        </draw:line>
        <draw:line draw:style-name="gr1" draw:text-style-name="P1" draw:layer="layout" svg:x1="15.401cm" svg:y1="10.8cm" svg:x2="9.901cm" svg:y2="5.3cm">
          <text:p/>
        </draw:line>
        <draw:line draw:style-name="gr1" draw:text-style-name="P1" draw:layer="layout" svg:x1="9.401cm" svg:y1="16.8cm" svg:x2="3.901cm" svg:y2="11.3cm">
          <text:p/>
        </draw:line>
        <draw:line draw:style-name="gr1" draw:text-style-name="P1" draw:layer="layout" svg:x1="3.901cm" svg:y1="11.3cm" svg:x2="9.901cm" svg:y2="5.3cm">
          <text:p/>
        </draw:line>
        <draw:line draw:style-name="gr1" draw:text-style-name="P1" draw:layer="layout" svg:x1="15.401cm" svg:y1="10.8cm" svg:x2="21.401cm" svg:y2="8.3cm">
          <text:p/>
        </draw:line>
        <draw:line draw:style-name="gr1" draw:text-style-name="P1" draw:layer="layout" svg:x1="17.901cm" svg:y1="16.8cm" svg:x2="23.901cm" svg:y2="14.3cm">
          <text:p/>
        </draw:line>
        <draw:line draw:style-name="gr1" draw:text-style-name="P1" draw:layer="layout" svg:x1="21.401cm" svg:y1="8.3cm" svg:x2="23.901cm" svg:y2="14.3cm">
          <text:p/>
        </draw:line>
        <draw:line draw:style-name="gr1" draw:text-style-name="P1" draw:layer="layout" svg:x1="9.901cm" svg:y1="5.3cm" svg:x2="17.901cm" svg:y2="16.8cm">
          <text:p/>
        </draw:line>
        <draw:line draw:style-name="gr1" draw:text-style-name="P1" draw:layer="layout" svg:x1="9.401cm" svg:y1="16.8cm" svg:x2="21.401cm" svg:y2="8.3cm">
          <text:p/>
        </draw:line>
        <draw:frame draw:style-name="gr2" draw:text-style-name="P2" draw:layer="layout" svg:width="0.925cm" svg:height="0.963cm" svg:x="9.342cm" svg:y="4.3cm">
          <draw:text-box>
            <text:p><text:span text:style-name="T1">A</text:span></text:p>
          </draw:text-box>
        </draw:frame>
        <draw:frame draw:style-name="gr2" draw:text-style-name="P2" draw:layer="layout" svg:width="0.925cm" svg:height="0.963cm" svg:x="2.843cm" svg:y="10.901cm">
          <draw:text-box>
            <text:p><text:span text:style-name="T1">B</text:span></text:p>
          </draw:text-box>
        </draw:frame>
        <draw:frame draw:style-name="gr3" draw:text-style-name="P2" draw:layer="layout" svg:width="0.959cm" svg:height="0.963cm" svg:x="8.444cm" svg:y="16.902cm">
          <draw:text-box>
            <text:p><text:span text:style-name="T1">C</text:span></text:p>
          </draw:text-box>
        </draw:frame>
        <draw:frame draw:style-name="gr3" draw:text-style-name="P2" draw:layer="layout" svg:width="0.959cm" svg:height="0.963cm" svg:x="14.945cm" svg:y="9.403cm">
          <draw:text-box>
            <text:p><text:span text:style-name="T1">D</text:span></text:p>
          </draw:text-box>
        </draw:frame>
        <draw:frame draw:style-name="gr2" draw:text-style-name="P2" draw:layer="layout" svg:width="0.925cm" svg:height="0.963cm" svg:x="20.846cm" svg:y="7.304cm">
          <draw:text-box>
            <text:p><text:span text:style-name="T1">E</text:span></text:p>
          </draw:text-box>
        </draw:frame>
        <draw:frame draw:style-name="gr4" draw:text-style-name="P2" draw:layer="layout" svg:width="0.891cm" svg:height="0.963cm" svg:x="24.047cm" svg:y="13.905cm">
          <draw:text-box>
            <text:p><text:span text:style-name="T1">F</text:span></text:p>
          </draw:text-box>
        </draw:frame>
        <draw:frame draw:style-name="gr5" draw:text-style-name="P2" draw:layer="layout" svg:width="0.997cm" svg:height="0.963cm" svg:x="17.748cm" svg:y="16.806cm">
          <draw:text-box>
            <text:p><text:span text:style-name="T1">G</text:span></text:p>
          </draw:text-box>
        </draw:frame>
        <draw:frame draw:style-name="gr6" draw:text-style-name="P2" draw:layer="layout" svg:width="17.301cm" svg:height="0.963cm" svg:x="3.2cm" svg:y="2.037cm">
          <draw:text-box>
            <text:p><text:span text:style-name="T1">DCG</text:span><text:span text:style-name="T1">是三角形，</text:span><text:span text:style-name="T1">ABCD</text:span><text:span text:style-name="T1">和</text:span><text:span text:style-name="T1">DEFG</text:span><text:span text:style-name="T1">是两个正方形，证明</text:span><text:span text:style-name="T1">AG=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8" draw:text-style-name="P4" draw:layer="layout" svg:width="20.774cm" svg:height="8.084cm" svg:x="3.627cm" svg:y="6.454cm">
          <draw:text-box>
            <text:p text:style-name="P4">下列表述正确与否</text:p>
            <text:p text:style-name="P4"/>
            <text:p text:style-name="P4">1. 两个三角形对应角都相等，而且有一条边相等，则这两个三角形全等。</text:p>
            <text:p text:style-name="P4"/>
            <text:p text:style-name="P4">2. 等腰三角形从顶点向底边做的垂线，中线和角平分线三线重合。</text:p>
            <text:p text:style-name="P4"/>
            <text:p text:style-name="P4">3. <text:s/>ASS对应相等的两个三角形一定不全等。</text:p>
            <text:p text:style-name="P4"/>
            <text:p text:style-name="P4">4. <text:s/>AAA 对应相等的两个三角形一定不全等。</text:p>
            <text:p text:style-name="P4"/>
            <text:p text:style-name="P4">5. <text:s/>SAA 对应相等的两个三角形一定全等。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" draw:text-style-name="P1" draw:layer="layout" svg:x1="15.402cm" svg:y1="10.802cm" svg:x2="9.402cm" svg:y2="16.802cm">
          <text:p/>
        </draw:line>
        <draw:line draw:style-name="gr1" draw:text-style-name="P1" draw:layer="layout" svg:x1="15.402cm" svg:y1="10.802cm" svg:x2="17.902cm" svg:y2="16.802cm">
          <text:p/>
        </draw:line>
        <draw:line draw:style-name="gr1" draw:text-style-name="P1" draw:layer="layout" svg:x1="9.402cm" svg:y1="16.802cm" svg:x2="17.902cm" svg:y2="16.802cm">
          <text:p/>
        </draw:line>
        <draw:line draw:style-name="gr1" draw:text-style-name="P1" draw:layer="layout" svg:x1="15.402cm" svg:y1="10.802cm" svg:x2="9.902cm" svg:y2="5.302cm">
          <text:p/>
        </draw:line>
        <draw:line draw:style-name="gr1" draw:text-style-name="P1" draw:layer="layout" svg:x1="9.402cm" svg:y1="16.802cm" svg:x2="3.902cm" svg:y2="11.302cm">
          <text:p/>
        </draw:line>
        <draw:line draw:style-name="gr1" draw:text-style-name="P1" draw:layer="layout" svg:x1="3.902cm" svg:y1="11.302cm" svg:x2="9.902cm" svg:y2="5.302cm">
          <text:p/>
        </draw:line>
        <draw:line draw:style-name="gr1" draw:text-style-name="P1" draw:layer="layout" svg:x1="15.402cm" svg:y1="10.802cm" svg:x2="21.402cm" svg:y2="8.302cm">
          <text:p/>
        </draw:line>
        <draw:line draw:style-name="gr1" draw:text-style-name="P1" draw:layer="layout" svg:x1="17.902cm" svg:y1="16.802cm" svg:x2="23.902cm" svg:y2="14.302cm">
          <text:p/>
        </draw:line>
        <draw:line draw:style-name="gr1" draw:text-style-name="P1" draw:layer="layout" svg:x1="21.402cm" svg:y1="8.302cm" svg:x2="23.902cm" svg:y2="14.302cm">
          <text:p/>
        </draw:line>
        <draw:line draw:style-name="gr1" draw:text-style-name="P1" draw:layer="layout" svg:x1="9.902cm" svg:y1="5.302cm" svg:x2="17.902cm" svg:y2="16.802cm">
          <text:p/>
        </draw:line>
        <draw:line draw:style-name="gr1" draw:text-style-name="P1" draw:layer="layout" svg:x1="9.402cm" svg:y1="16.802cm" svg:x2="21.402cm" svg:y2="8.302cm">
          <text:p/>
        </draw:line>
        <draw:frame draw:style-name="gr2" draw:layer="layout" svg:width="0.925cm" svg:height="0.963cm" svg:x="9.343cm" svg:y="4.302cm">
          <draw:text-box>
            <text:p>A</text:p>
          </draw:text-box>
        </draw:frame>
        <draw:frame draw:style-name="gr2" draw:layer="layout" svg:width="0.925cm" svg:height="0.963cm" svg:x="2.844cm" svg:y="10.903cm">
          <draw:text-box>
            <text:p>B</text:p>
          </draw:text-box>
        </draw:frame>
        <draw:frame draw:style-name="gr3" draw:layer="layout" svg:width="0.959cm" svg:height="0.963cm" svg:x="8.445cm" svg:y="16.904cm">
          <draw:text-box>
            <text:p>C</text:p>
          </draw:text-box>
        </draw:frame>
        <draw:frame draw:style-name="gr3" draw:layer="layout" svg:width="0.959cm" svg:height="0.963cm" svg:x="14.946cm" svg:y="9.405cm">
          <draw:text-box>
            <text:p>D</text:p>
          </draw:text-box>
        </draw:frame>
        <draw:frame draw:style-name="gr2" draw:layer="layout" svg:width="0.925cm" svg:height="0.963cm" svg:x="20.847cm" svg:y="7.306cm">
          <draw:text-box>
            <text:p>E</text:p>
          </draw:text-box>
        </draw:frame>
        <draw:frame draw:style-name="gr4" draw:layer="layout" svg:width="0.891cm" svg:height="0.963cm" svg:x="24.048cm" svg:y="13.907cm">
          <draw:text-box>
            <text:p>F</text:p>
          </draw:text-box>
        </draw:frame>
        <draw:frame draw:style-name="gr5" draw:layer="layout" svg:width="0.997cm" svg:height="0.963cm" svg:x="17.749cm" svg:y="16.808cm">
          <draw:text-box>
            <text:p>G</text:p>
          </draw:text-box>
        </draw:frame>
        <draw:line draw:style-name="gr1" draw:text-style-name="P1" draw:layer="layout" svg:x1="17.501cm" svg:y1="9.501cm" svg:x2="18.001cm" svg:y2="10.001cm">
          <text:p/>
        </draw:line>
        <draw:line draw:style-name="gr1" draw:text-style-name="P1" draw:layer="layout" svg:x1="17.101cm" svg:y1="13.501cm" svg:x2="15.901cm" svg:y2="13.501cm">
          <text:p/>
        </draw:line>
        <draw:line draw:style-name="gr1" draw:text-style-name="P1" draw:layer="layout" svg:x1="13.501cm" svg:y1="8.001cm" svg:x2="13.001cm" svg:y2="9.001cm">
          <text:p/>
        </draw:line>
        <draw:line draw:style-name="gr1" draw:text-style-name="P1" draw:layer="layout" svg:x1="12.501cm" svg:y1="13.001cm" svg:x2="13.501cm" svg:y2="13.501cm">
          <text:p/>
        </draw:line>
        <draw:line draw:style-name="gr1" draw:text-style-name="P1" draw:layer="layout" svg:x1="14.001cm" svg:y1="8.501cm" svg:x2="13.501cm" svg:y2="9.501cm">
          <text:p/>
        </draw:line>
        <draw:line draw:style-name="gr1" draw:text-style-name="P1" draw:layer="layout" svg:x1="13.001cm" svg:y1="12.501cm" svg:x2="14.001cm" svg:y2="13.001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M49S</meta:editing-duration>
    <meta:editing-cycles>5</meta:editing-cycles>
    <meta:generator>OpenOffice/4.1.15$Win32 OpenOffice.org_project/4115m2$Build-9813</meta:generator>
    <dc:date>2025-11-28T12:19:13.44</dc:date>
    <dc:creator>Eric Zhang</dc:creator>
    <meta:document-statistic meta:object-count="71"/>
  </office:meta>
</office:document-meta>
</file>